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HttpClientAdapter.getInvoked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saveInput( String methodName , HttpRequestValues requestValues , @ Nullable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HttpClientAdapter.requestToEntity( HttpRequestValues requestValues , ParameterizedTypeReference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requestToBody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requestToBodilessEntity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getReques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requestToHeaders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get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ClientAdapter.requestToEntityFlux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requestToBodyFlux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ClientAdapter.requestToVoid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